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faa01"/>
    </style:style>
    <style:style style:name="P2" style:family="paragraph" style:parent-style-name="Standard">
      <style:text-properties officeooo:paragraph-rsid="000faa01"/>
    </style:style>
    <style:style style:name="P3" style:family="paragraph" style:parent-style-name="Standard">
      <style:text-properties officeooo:paragraph-rsid="00104dd8"/>
    </style:style>
    <style:style style:name="P4" style:family="paragraph" style:parent-style-name="Standard">
      <style:text-properties fo:font-size="14pt" officeooo:paragraph-rsid="000faa01" style:font-size-asian="14pt" style:font-size-complex="14pt"/>
    </style:style>
    <style:style style:name="P5" style:family="paragraph" style:parent-style-name="Standard">
      <style:text-properties officeooo:rsid="00104dd8" officeooo:paragraph-rsid="00104dd8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faa01" style:font-size-asian="16pt" style:font-size-complex="1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officeooo:rsid="000faa01" style:font-size-asian="18pt" style:font-size-complex="18pt"/>
    </style:style>
    <style:style style:name="T5" style:family="text">
      <style:text-properties officeooo:rsid="000faa01"/>
    </style:style>
    <style:style style:name="T6" style:family="text">
      <style:text-properties officeooo:rsid="00104dd8"/>
    </style:style>
    <style:style style:name="T7" style:family="text">
      <style:text-properties style:font-name="Liberation Serif1" officeooo:rsid="000faa01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0faa01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<text:s/></text:span></text:p>
      <text:p text:style-name="P2"/>
      <text:p text:style-name="P2"><text:span text:style-name="T5">List of figures <text:s text:c="120"/></text:span><text:span text:style-name="T7">i</text:span><text:span text:style-name="T5"> <text:s/></text:span></text:p>
      <text:p text:style-name="P2"/>
      <text:p text:style-name="P4"><text:span text:style-name="T5">CHAPTER 1</text:span></text:p>
      <text:p text:style-name="P3"><text:s text:c="16"/><text:span text:style-name="T2">INTRODUCTION</text:span><text:span text:style-name="T1"> <text:s text:c="2"/></text:span><text:s text:c="84"/><text:span text:style-name="T6">1</text:span></text:p>
      <text:p text:style-name="P3"/>
      <text:p text:style-name="P5">CHAPTER 2</text:p>
      <text:p text:style-name="P5"><text:s text:c="17"/>RELATED WORKS <text:s text:c="95"/>3</text:p>
      <text:p text:style-name="P5"><text:s text:c="37"/>2.1</text:p>
      <text:p text:style-name="P5"><text:tab/><text:tab/><text:tab/> 2.2</text:p>
      <text:p text:style-name="P5"><text:tab/><text:tab/><text:tab/> 2.3</text:p>
      <text:p text:style-name="P5"><text:tab/><text:tab/><text:tab/> 2.4 </text:p>
      <text:p text:style-name="P5"/>
      <text:p text:style-name="P5">CHAPTER 3</text:p>
      <text:p text:style-name="P5"/>
      <text:p text:style-name="P5"/>
      <text:p text:style-name="P2"><text:tab/><text:tab/><text:tab/><text:tab/><text:tab/> <text:s text:c="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0faa01"/>
    </style:style>
    <style:style style:name="MT1" style:family="text">
      <style:text-properties fo:font-size="18pt" officeooo:rsid="000faa01" style:font-size-asian="18pt" style:font-size-complex="1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60"/><text:span text:style-name="MT1">CONTENTS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6T00:26:37.951645853</meta:creation-date>
    <dc:date>2017-11-26T00:51:01.881511568</dc:date>
    <meta:editing-duration>PT13M2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13" meta:word-count="20" meta:character-count="603" meta:non-whitespace-character-count="84"/>
  </office:meta>
</office:document-meta>
</file>